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7.65pt"/>
    </style:style>
    <style:style style:name="co4" style:family="table-column">
      <style:table-column-properties fo:break-before="auto" style:column-width="103.21pt"/>
    </style:style>
    <style:style style:name="co5" style:family="table-column">
      <style:table-column-properties fo:break-before="auto" style:column-width="59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amon_20_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9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3333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3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ff3333"/>
    </style:style>
    <style:style style:name="T2" style:family="text">
      <style:text-properties fo:color="#ff0000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m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Input Voltage</text:p>
          </table:table-cell>
          <table:table-cell table:style-name="ce1" table:number-columns-repeated="2"/>
          <table:table-cell table:style-name="ce1" office:value-type="string" calcext:value-type="string">
            <text:p>Measurement mode</text:p>
          </table:table-cell>
          <table:table-cell table:number-columns-repeated="3"/>
          <table:table-cell table:style-name="ce1" office:value-type="string" calcext:value-type="string">
            <text:p>Calibration mod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V</text:p>
          </table:table-cell>
          <table:table-cell table:number-columns-repeated="3"/>
          <table:table-cell table:style-name="ce1" office:value-type="string" calcext:value-type="string">
            <text:p>Power dispersion, W</text:p>
          </table:table-cell>
          <table:table-cell table:number-columns-repeated="4"/>
          <table:table-cell table:style-name="ce1" office:value-type="string" calcext:value-type="string">
            <text:p>Power dispersion, W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Input Current load</text:p>
          </table:table-cell>
          <table:table-cell/>
          <table:table-cell table:style-name="ce1" office:value-type="string" calcext:value-type="string">
            <text:p>R1</text:p>
          </table:table-cell>
          <table:table-cell table:style-name="ce2" office:value-type="float" office:value="5000.67" calcext:value-type="float">
            <text:p>5000.67</text:p>
          </table:table-cell>
          <table:table-cell table:style-name="ce1" office:value-type="string" calcext:value-type="string">
            <text:p>Ohms</text:p>
          </table:table-cell>
          <table:table-cell table:style-name="ce36" table:formula="of:=[.$B$5]*[.$B$5]*[.E4]" office:value-type="float" office:value="0.00179987983453674" calcext:value-type="float">
            <text:p>0.0018</text:p>
          </table:table-cell>
          <table:table-cell/>
          <table:table-cell table:style-name="ce1" office:value-type="string" calcext:value-type="string">
            <text:p>R1|R2|R3</text:p>
          </table:table-cell>
          <table:table-cell table:formula="of:=1/(1/[.E4]+1/[.E5]+1/[.E6])" office:value-type="float" office:value="1666.83388782197" calcext:value-type="float">
            <text:p>1666.83388782197</text:p>
          </table:table-cell>
          <table:table-cell table:style-name="ce1" office:value-type="string" calcext:value-type="string">
            <text:p>Ohms</text:p>
          </table:table-cell>
          <table:table-cell table:style-name="ce25" table:formula="of:=[.$J$7]*[.$J$7]*[.J4]/3" office:value-type="float" office:value="0.00499949600286698" calcext:value-type="float">
            <text:p>0.005</text:p>
          </table:table-cell>
          <table:table-cell table:number-columns-repeated="1012"/>
        </table:table-row>
        <table:table-row table:style-name="ro1">
          <table:table-cell/>
          <table:table-cell table:style-name="ce36" table:formula="of:=[.B3]/[.B7]" office:value-type="float" office:value="0.00059993977746991" calcext:value-type="float">
            <text:p>0.000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2</text:p>
          </table:table-cell>
          <table:table-cell table:style-name="ce2" office:value-type="float" office:value="5000.47" calcext:value-type="float">
            <text:p>5000.47</text:p>
          </table:table-cell>
          <table:table-cell table:style-name="ce1" office:value-type="string" calcext:value-type="string">
            <text:p>Ohms</text:p>
          </table:table-cell>
          <table:table-cell table:style-name="ce36" table:formula="of:=[.$B$5]*[.$B$5]*[.E5]" office:value-type="float" office:value="0.00179980784898942" calcext:value-type="float">
            <text:p>0.0018</text:p>
          </table:table-cell>
          <table:table-cell/>
          <table:table-cell table:style-name="ce1" office:value-type="string" calcext:value-type="string">
            <text:p>Rout</text:p>
          </table:table-cell>
          <table:table-cell table:formula="of:=[.E7]" office:value-type="float" office:value="1666.83468264683" calcext:value-type="float">
            <text:p>1666.83468264683</text:p>
          </table:table-cell>
          <table:table-cell table:style-name="ce1" office:value-type="string" calcext:value-type="string">
            <text:p>Ohms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Input resistance</text:p>
          </table:table-cell>
          <table:table-cell/>
          <table:table-cell table:style-name="ce1" office:value-type="string" calcext:value-type="string">
            <text:p>R3</text:p>
          </table:table-cell>
          <table:table-cell table:style-name="ce2" office:value-type="float" office:value="5000.365" calcext:value-type="float">
            <text:p>5000.365</text:p>
          </table:table-cell>
          <table:table-cell table:style-name="ce1" office:value-type="string" calcext:value-type="string">
            <text:p>Ohms</text:p>
          </table:table-cell>
          <table:table-cell table:style-name="ce36" table:formula="of:=[.$B$5]*[.$B$5]*[.E6]" office:value-type="float" office:value="0.00179977005657708" calcext:value-type="float">
            <text:p>0.0018</text:p>
          </table:table-cell>
          <table:table-cell/>
          <table:table-cell table:style-name="ce1" office:value-type="string" calcext:value-type="string">
            <text:p>Output resistance</text:p>
          </table:table-cell>
          <table:table-cell table:formula="of:=[.J4]+[.J5]" office:value-type="float" office:value="3333.6685704688" calcext:value-type="float">
            <text:p>3333.6685704688</text:p>
          </table:table-cell>
          <table:table-cell table:style-name="ce1" office:value-type="string" calcext:value-type="string">
            <text:p>Ohms</text:p>
          </table:table-cell>
          <table:table-cell table:number-columns-repeated="1013"/>
        </table:table-row>
        <table:table-row table:style-name="ro1">
          <table:table-cell/>
          <table:table-cell table:style-name="ce33" table:formula="of:=SUM([.E4:.E7])" office:value-type="float" office:value="16668.3396826468" calcext:value-type="float">
            <text:p>16668.3396826468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Rout = R4 | (R5+Rt)</text:p>
          </table:table-cell>
          <table:table-cell table:style-name="ce33" table:formula="of:=1/(1/[.E8]+1/[.E9])" office:value-type="float" office:value="1666.83468264683" calcext:value-type="float">
            <text:p>1666.83468264683</text:p>
          </table:table-cell>
          <table:table-cell table:style-name="ce1" office:value-type="string" calcext:value-type="string">
            <text:p>Ohms</text:p>
          </table:table-cell>
          <table:table-cell table:number-columns-repeated="2"/>
          <table:table-cell table:style-name="ce1" office:value-type="string" calcext:value-type="string">
            <text:p>Input Current load</text:p>
          </table:table-cell>
          <table:table-cell table:style-name="ce25" table:formula="of:=[.B3]/[.J6]" office:value-type="float" office:value="0.0029996983169187" calcext:value-type="float">
            <text:p>0.003</text:p>
          </table:table-cell>
          <table:table-cell table:style-name="ce1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Output resistance</text:p>
          </table:table-cell>
          <table:table-cell/>
          <table:table-cell table:style-name="ce1" office:value-type="string" calcext:value-type="string">
            <text:p>R4</text:p>
          </table:table-cell>
          <table:table-cell table:style-name="ce2" office:value-type="float" office:value="1800.12" calcext:value-type="float">
            <text:p>1800.12</text:p>
          </table:table-cell>
          <table:table-cell table:style-name="ce1" office:value-type="string" calcext:value-type="string">
            <text:p>Ohms</text:p>
          </table:table-cell>
          <table:table-cell table:number-columns-repeated="2"/>
          <table:table-cell table:style-name="ce1" office:value-type="string" calcext:value-type="string">
            <text:p>Output Voltage</text:p>
          </table:table-cell>
          <table:table-cell table:formula="of:=[.J7]*[.J5]" office:value-type="float" office:value="5.00000119211739" calcext:value-type="float">
            <text:p>5.00000119211739</text:p>
          </table:table-cell>
          <table:table-cell table:style-name="ce1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/>
          <table:table-cell table:style-name="ce33" table:formula="of:=[.E7]" office:value-type="float" office:value="1666.83468264683" calcext:value-type="float">
            <text:p>1666.83468264683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R5 | Rt</text:p>
          </table:table-cell>
          <table:table-cell table:style-name="ce2" table:formula="of:=[.E10]+[.E12]" office:value-type="float" office:value="22511.8753401442" calcext:value-type="float">
            <text:p>22511.8753401442</text:p>
          </table:table-cell>
          <table:table-cell table:style-name="ce1" office:value-type="string" calcext:value-type="string">
            <text:p>Ohms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utput Voltage</text:p>
          </table:table-cell>
          <table:table-cell/>
          <table:table-cell table:style-name="ce1" office:value-type="string" calcext:value-type="string">
            <text:p>R5</text:p>
          </table:table-cell>
          <table:table-cell table:style-name="ce2" office:value-type="float" office:value="22000.439" calcext:value-type="float">
            <text:p>22000.439</text:p>
          </table:table-cell>
          <table:table-cell table:style-name="ce1" office:value-type="string" calcext:value-type="string">
            <text:p>Ohms</text:p>
          </table:table-cell>
          <table:table-cell table:number-columns-repeated="1018"/>
        </table:table-row>
        <table:table-row table:style-name="ro1">
          <table:table-cell/>
          <table:table-cell table:style-name="ce33" table:formula="of:=[.B5]*[.E7]" office:value-type="float" office:value="1.00000042858626" calcext:value-type="float">
            <text:p>1.00000042858626</text:p>
          </table:table-cell>
          <table:table-cell table:style-name="ce1" office:value-type="string" calcext:value-type="string">
            <text:p>V</text:p>
          </table:table-cell>
          <table:table-cell table:style-name="ce9" office:value-type="string" calcext:value-type="string">
            <text:p>Rt nom</text:p>
          </table:table-cell>
          <table:table-cell table:style-name="ce2" office:value-type="float" office:value="1000.045" calcext:value-type="float">
            <text:p>1000.045</text:p>
          </table:table-cell>
          <table:table-cell table:style-name="ce1" office:value-type="string" calcext:value-type="string">
            <text:p>Ohms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nput DMM resistance</text:p>
          </table:table-cell>
          <table:table-cell/>
          <table:table-cell table:style-name="ce1" office:value-type="string" calcext:value-type="string">
            <text:p>Rt value</text:p>
          </table:table-cell>
          <table:table-cell table:style-name="ce33" table:formula="of:=[.E11]/[.F12]*[.F15]+[.F16]" office:value-type="float" office:value="511.436340144231" calcext:value-type="float">
            <text:p>511.436340144231</text:p>
          </table:table-cell>
          <table:table-cell table:style-name="ce33" table:formula="of:=[.F14]*[.F13]" office:value-type="float" office:value="1664" calcext:value-type="float">
            <text:p>1664</text:p>
          </table:table-cell>
          <table:table-cell table:style-name="ce29" office:value-type="string" calcext:value-type="string">
            <text:p>Maximum Step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GOhms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Resolution</text:p>
          </table:table-cell>
          <table:table-cell table:formula="of:=360/[.F13]" office:value-type="float" office:value="5.625" calcext:value-type="float">
            <text:p>5.625</text:p>
          </table:table-cell>
          <table:table-cell table:style-name="ce1" office:value-type="string" calcext:value-type="string">
            <text:p>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Output load error</text:p>
          </table:table-cell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max turns according Rt spec (10-26)</text:p>
          </table:table-cell>
          <table:table-cell table:number-columns-repeated="1017"/>
        </table:table-row>
        <table:table-row table:style-name="ro2">
          <table:table-cell/>
          <table:table-cell table:style-name="ce33" table:formula="of:=([.B9]/([.B9]+[.B13]*10000000000))*1000000" office:value-type="float" office:value="0.0166683465486345" calcext:value-type="float">
            <text:p>0.016668346548635</text:p>
          </table:table-cell>
          <table:table-cell table:style-name="ce1" office:value-type="string" calcext:value-type="string">
            <text:p>ppm</text:p>
          </table:table-cell>
          <table:table-cell/>
          <table:table-cell table:style-name="ce143" office:value-type="string" calcext:value-type="string">
            <text:p>A</text:p>
          </table:table-cell>
          <table:table-cell table:style-name="ce2" office:value-type="float" office:value="846" calcext:value-type="float">
            <text:p>846</text:p>
          </table:table-cell>
          <table:table-cell table:style-name="ce1" office:value-type="string" calcext:value-type="string">
            <text:p>current position step : from 0 to <text:span text:style-name="T2">Maximum Steps</text:span> value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1:10 Precission (use <text:span text:style-name="T1">A</text:span> cell for fine tuning)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t Contact resistance, Ohms</text:p>
          </table:table-cell>
          <table:table-cell table:number-columns-repeated="1017"/>
        </table:table-row>
        <table:table-row table:style-name="ro1">
          <table:table-cell/>
          <table:table-cell table:style-name="ce37" table:formula="of:=([.B11]-1)/1*1000000" office:value-type="float" office:value="0.428586264700215" calcext:value-type="float">
            <text:p>0.43</text:p>
          </table:table-cell>
          <table:table-cell table:style-name="ce1" office:value-type="string" calcext:value-type="string">
            <text:p>ppm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5" loext:min-decimal-places="5" number:min-integer-digits="0"/>
    </number:number-style>
    <number:date-style style:name="N127">
      <number:day/>
      <number:text>-</number:text>
      <number:month/>
    </number:date-style>
    <number:number-style style:name="N128">
      <number:number number:decimal-places="8" loext:min-decimal-places="8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3" loext:min-decimal-places="3" number:min-integer-digits="1"/>
    </number:number-style>
    <number:date-style style:name="N132">
      <number:month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</number:date-style>
    <number:date-style style:name="N134">
      <number:day/>
      <number:text> </number:text>
      <number:month number:style="long" number:textual="true"/>
      <number:text> </number:text>
      <number:year number:style="long"/>
    </number:date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number number:decimal-places="7" loext:min-decimal-places="7" number:min-integer-digits="1" number:grouping="true"/>
    </number:number-style>
    <number:date-style style:name="N137">
      <number:day/>
      <number:text> </number:text>
      <number:month number:textual="true"/>
      <number:text> </number:text>
      <number:year number:style="long"/>
    </number:date-style>
    <number:number-style style:name="N138">
      <number:number number:decimal-places="7" loext:min-decimal-places="7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6" loext:min-decimal-places="6" number:min-integer-digits="1" number:grouping="true"/>
    </number:number-style>
    <number:date-style style:name="N142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4" loext:min-decimal-places="4" number:min-integer-digits="0"/>
    </number:number-style>
    <number:date-style style:name="N146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21:41:02.047921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bration_20_tasks_20_tools" style:display-name="PageStyle_Calibration tasks to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MM_20_Pinout" style:display-name="PageStyle_DMM Pin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_20_Transfer" style:display-name="PageStyle_V Trans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ISTORS" style:display-name="PageStyle_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Calib_20_Services" style:display-name="PageStyle_Blog Calib 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RESISTORS" style:display-name="PageStyle_Blog RESIS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g_20_Vref" style:display-name="PageStyle_Blog Vr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" style:display-name="PageStyle_Ham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_20_2" style:display-name="PageStyle_Ham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mon_20_3" style:display-name="PageStyle_Hamo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" style:display-name="PageStyle_LTZ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R6581T" style:display-name="PageStyle_LTZ1000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K_20_R6581T" style:display-name="PageStyle_10K R6581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Power_20_Supply_20_BQ24450_20_calc" style:display-name="PageStyle_LTZ1000 Power Supply 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VD" style:display-name="PageStyle_U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Z1000_20_Load_20_Regulation" style:display-name="PageStyle_LTZ1000 Load Reg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VA" style:display-name="PageStyle_BQ24450 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" style:display-name="PageStyle_BQ24450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Q24450_20_calc_20_check_20_with_20_doc_20_example" style:display-name="PageStyle_BQ24450 calc check with doc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reading" style:display-name="PageStyle_Temp 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GUI" style:display-name="PageStyle_Temp GU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T100_20_R_20_to_20_T" style:display-name="PageStyle_PT100 R to 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_20_chamber" style:display-name="PageStyle_Temp cha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ulation" style:display-name="PageStyle_Ins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C1923" style:display-name="PageStyle_LTC19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DO_20_LM2931ACTV_20_Calc" style:display-name="PageStyle_LDO LM2931ACTV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VD" style:display-name="PageStyle_KV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T1510_20_Power_20_calc" style:display-name="PageStyle_LT1510 Power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Calibration" style:display-name="PageStyle_HP34401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34401_20_R_20_Initial_20_Calibration" style:display-name="PageStyle_HP34401 R Initial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Monitoring_20_Calibration" style:display-name="PageStyle_R Monitoring 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_20_Cal_20_4W-RR-UNI" style:display-name="PageStyle_R Cal 4W-RR-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R" style:display-name="PageStyle_TC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057fc023c990d676a43019934386b85b21a9ee99</meta:generator>
    <dc:date>2019-09-07T21:55:49.022378167</dc:date>
    <meta:editing-duration>PT14M46S</meta:editing-duration>
    <meta:editing-cycles>2</meta:editing-cycles>
    <meta:document-statistic meta:table-count="1" meta:cell-count="86" meta:object-count="0"/>
  </office:meta>
</office:document-meta>
</file>